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text-properties officeooo:paragraph-rsid="0035af73"/>
    </style:style>
    <style:style style:name="P2" style:family="paragraph" style:parent-style-name="Standard" style:list-style-name="L1">
      <style:text-properties officeooo:paragraph-rsid="003aa954"/>
    </style:style>
    <style:style style:name="P3" style:family="paragraph" style:parent-style-name="Standard" style:list-style-name="L1">
      <style:text-properties officeooo:paragraph-rsid="003d1a1d"/>
    </style:style>
    <style:style style:name="P4" style:family="paragraph" style:parent-style-name="Standard" style:list-style-name="L1">
      <style:text-properties officeooo:rsid="0013f5ee" officeooo:paragraph-rsid="0013f5ee"/>
    </style:style>
    <style:style style:name="P5" style:family="paragraph" style:parent-style-name="Standard" style:list-style-name="L1">
      <style:text-properties officeooo:rsid="00180acd" officeooo:paragraph-rsid="00180acd"/>
    </style:style>
    <style:style style:name="P6" style:family="paragraph" style:parent-style-name="Standard" style:list-style-name="L1">
      <style:text-properties officeooo:rsid="001a368a" officeooo:paragraph-rsid="001a368a"/>
    </style:style>
    <style:style style:name="P7" style:family="paragraph" style:parent-style-name="Standard" style:list-style-name="L1">
      <style:text-properties officeooo:rsid="001ab870" officeooo:paragraph-rsid="001ab870"/>
    </style:style>
    <style:style style:name="P8" style:family="paragraph" style:parent-style-name="Standard" style:list-style-name="L1">
      <style:text-properties officeooo:rsid="001d7cf1" officeooo:paragraph-rsid="001e68bc"/>
    </style:style>
    <style:style style:name="P9" style:family="paragraph" style:parent-style-name="Standard" style:list-style-name="L1">
      <style:text-properties officeooo:rsid="001d7cf1" officeooo:paragraph-rsid="00205288"/>
    </style:style>
    <style:style style:name="P10" style:family="paragraph" style:parent-style-name="Standard" style:list-style-name="L1">
      <style:text-properties officeooo:rsid="001d7cf1" officeooo:paragraph-rsid="00222c5c"/>
    </style:style>
    <style:style style:name="P11" style:family="paragraph" style:parent-style-name="Standard" style:list-style-name="L1">
      <style:text-properties officeooo:rsid="001d7cf1" officeooo:paragraph-rsid="0025c7b1"/>
    </style:style>
    <style:style style:name="P12" style:family="paragraph" style:parent-style-name="Standard" style:list-style-name="L1">
      <style:text-properties officeooo:rsid="001d7cf1" officeooo:paragraph-rsid="002c62b2"/>
    </style:style>
    <style:style style:name="P13" style:family="paragraph" style:parent-style-name="Standard" style:list-style-name="L1">
      <style:text-properties officeooo:rsid="001d7cf1" officeooo:paragraph-rsid="002f65e7"/>
    </style:style>
    <style:style style:name="P14" style:family="paragraph" style:parent-style-name="Standard" style:list-style-name="L1">
      <style:text-properties officeooo:rsid="001d7cf1" officeooo:paragraph-rsid="0030f389"/>
    </style:style>
    <style:style style:name="P15" style:family="paragraph" style:parent-style-name="Standard" style:list-style-name="L1">
      <style:text-properties officeooo:rsid="001d7cf1" officeooo:paragraph-rsid="00349a11"/>
    </style:style>
    <style:style style:name="P16" style:family="paragraph" style:parent-style-name="Standard" style:list-style-name="L1">
      <style:text-properties officeooo:rsid="001d7cf1" officeooo:paragraph-rsid="003f23f9"/>
    </style:style>
    <style:style style:name="P17" style:family="paragraph" style:parent-style-name="Standard" style:list-style-name="L1">
      <style:text-properties officeooo:rsid="001d7cf1" officeooo:paragraph-rsid="003506f1"/>
    </style:style>
    <style:style style:name="P18" style:family="paragraph" style:parent-style-name="Standard" style:list-style-name="L1">
      <style:text-properties officeooo:rsid="001d7cf1" officeooo:paragraph-rsid="0035af73"/>
    </style:style>
    <style:style style:name="P19" style:family="paragraph" style:parent-style-name="Standard" style:list-style-name="L1">
      <style:text-properties officeooo:rsid="0030a949" officeooo:paragraph-rsid="0030a949"/>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1d7cf1"/>
    </style:style>
    <style:style style:name="T11" style:family="text">
      <style:text-properties fo:color="#000000" loext:opacity="100%" style:font-name="MS Gothic" fo:font-size="9.5pt" fo:background-color="#ffffff" loext:char-shading-value="0" style:font-size-asian="9.5pt"/>
    </style:style>
    <style:style style:name="T12" style:family="text">
      <style:text-properties fo:color="#000000" loext:opacity="100%" style:font-name="MS Gothic" fo:font-size="9.5pt" officeooo:rsid="001d7cf1" fo:background-color="#ffffff" loext:char-shading-value="0" style:font-size-asian="9.5pt"/>
    </style:style>
    <style:style style:name="T13" style:family="text">
      <style:text-properties fo:color="#000000" loext:opacity="100%" style:font-name="MS Gothic" fo:font-size="9.5pt" officeooo:rsid="003caca2" fo:background-color="#ffffff" loext:char-shading-value="0" style:font-size-asian="9.5pt"/>
    </style:style>
    <style:style style:name="T14" style:family="text">
      <style:text-properties fo:color="#000000" loext:opacity="100%" style:font-name="MS Gothic" fo:font-size="9.5pt" officeooo:rsid="003d1a1d" fo:background-color="#ffffff" loext:char-shading-value="0" style:font-size-asian="9.5pt"/>
    </style:style>
    <style:style style:name="T15" style:family="text">
      <style:text-properties fo:color="#000000" loext:opacity="100%" style:font-name="MS Gothic" fo:font-size="9.5pt" officeooo:rsid="003d261e" fo:background-color="#ffffff" loext:char-shading-value="0" style:font-size-asian="9.5pt"/>
    </style:style>
    <style:style style:name="T16" style:family="text">
      <style:text-properties fo:color="#2b91af" loext:opacity="100%" style:font-name="MS Gothic" fo:font-size="9.5pt" fo:background-color="#ffffff" loext:char-shading-value="0" style:font-size-asian="9.5pt"/>
    </style:style>
    <style:style style:name="T17" style:family="text">
      <style:text-properties fo:color="#008000" loext:opacity="100%" style:font-name="MS Gothic" fo:font-size="9.5pt" fo:background-color="#ffffff" loext:char-shading-value="0" style:font-size-asian="9.5pt"/>
    </style:style>
    <style:style style:name="T18" style:family="text">
      <style:text-properties fo:color="#0000ff" loext:opacity="100%" style:font-name="MS Gothic" fo:font-size="9.5pt" fo:background-color="#ffffff" loext:char-shading-value="0" style:font-size-asian="9.5pt"/>
    </style:style>
    <style:style style:name="T19" style:family="text">
      <style:text-properties officeooo:rsid="0035af73"/>
    </style:style>
    <style:style style:name="T20" style:family="text">
      <style:text-properties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33939248" text:style-name="L1">
        <text:list-item>
          <text:p text:style-name="P4">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5">postgreSQLは自分でinstallした。環境変数pathも時分で通した。psql –versionでいけるように。</text:p>
        </text:list-item>
        <text:list-item>
          <text:p text:style-name="P5">psql -U postgres -h localhost これで、<text:span text:style-name="T3">path通ってたらどこでやってもこれでいけて、次にパスワード求められる。install時設定したパスワードだったっぽい；</text:span></text:p>
        </text:list-item>
        <text:list-item>
          <text:p text:style-name="P6">loginすると中では、Droptable等つかえた。\l <text:span text:style-name="T4">(ＤＢ一覧表示）</text:span></text:p>
        </text:list-item>
        <text:list-item>
          <text:p text:style-name="P7">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8">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8">DROP DATABASE "ScheduleApp20250729_Development"; </text:p>
            </text:list-item>
            <text:list-item>
              <text:p text:style-name="P8">DROP DATABASE "ScheduleApp20250729_Production"; </text:p>
            </text:list-item>
            <text:list-item>
              <text:p text:style-name="P9">DROP DATABASE "ScheduleApp20250729_WebPage";</text:p>
            </text:list-item>
          </text:list>
        </text:list-item>
        <text:list-item>
          <text:p text:style-name="P10">後思ったけどアーカイブ化されたファイル群の名前とかをなんかテーブルかなんかで管理しておく？管理コスト上がるかな？どうだろうｋ。</text:p>
        </text:list-item>
        <text:list-item>
          <text:p text:style-name="P11">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12">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12"><text:s/>Start-Transcript -Path "claude-session_$(Get-Date -Format 'yyyyMMdd_HHmmss').log"</text:p>
        </text:list-item>
        <text:list-item>
          <text:p text:style-name="P13"><text:s text:c="2"/>npx claude<text:tab/></text:p>
        </text:list-item>
        <text:list-item>
          <text:p text:style-name="P19">WSL環境にて、ログ出力と起動方法</text:p>
          <text:list>
            <text:list-item>
              <text:p text:style-name="P14">cd /mnt/c/Users/tugar/source/repos/WpfScheduledApp20250729</text:p>
            </text:list-item>
            <text:list-item>
              <text:p text:style-name="P15">script -f /mnt/c/Users/tugar/Downloads/$(date +%Y%m%d_%H%M%S)_session.log</text:p>
            </text:list-item>
            <text:list-item>
              <text:p text:style-name="P15">cd /mnt/c/Users/Magawa\ Youichi/Documents/WpfScheduledApp20250729</text:p>
            </text:list-item>
            <text:list-item>
              <text:p text:style-name="P16"><text:span text:style-name="T20">script -f /mnt/c/Users/Magawa\ Youichi/Downloads/$(date +%Y%m%d_%H%M%S)_session.log</text:span> </text:p>
            </text:list-item>
          </text:list>
        </text:list-item>
        <text:list-item>
          <text:p text:style-name="P17">開発環境と本番環境の切り替え</text:p>
          <text:list>
            <text:list-item>
              <text:p text:style-name="P17">方式： ハードコード</text:p>
            </text:list-item>
            <text:list-item>
              <text:p text:style-name="P18">以下の<text:span text:style-name="T19">DevelopmentContext()をProductionContextに切り替えるだけ。</text:span></text:p>
              <text:list>
                <text:list-item>
                  <text:p text:style-name="P18"><text:span text:style-name="T11"><text:s text:c="16"/></text:span><text:span text:style-name="T17">// DbContextとServicesを作成(ここのＤＢを切り替えるだけで本番と開発環境を切り替え可能)</text:span></text:p>
                </text:list-item>
                <text:list-item>
                  <text:p text:style-name="P2"><text:span text:style-name="T11"><text:s text:c="16"/></text:span><text:span text:style-name="T18">var</text:span><text:span text:style-name="T11"> dbContext = </text:span><text:span text:style-name="T18">new</text:span><text:span text:style-name="T11"> </text:span><text:span text:style-name="T16">DevelopmentContext</text:span><text:span text:style-name="T11">();</text:span></text:p>
                </text:list-item>
              </text:list>
            </text:list-item>
          </text:list>
        </text:list-item>
        <text:list-item>
          <text:p text:style-name="P3"><text:span text:style-name="T12">今日の残りタスクとか、今日の達成タスクとかそれは</text:span><text:span text:style-name="T13">TasksRead画面に表示したいかもな。</text:span><text:span text:style-name="T14">Result画面にも表示したいな。いやResult画面だけでもいいかも？TaskAction画面にも表示したい？</text:span></text:p>
        </text:list-item>
        <text:list-item>
          <text:p text:style-name="P3"><text:span text:style-name="T15">TasksReadでタスクレコードいちらんでてくるけどそこもさ、モンハンとかクエスト一覧みたいにそこにもｇａｍｉｆｉｃａｔｉｏｎ取り入れてみたいよな。何かいい方法ない管</text:span><text:span text:style-name="T10"><text:line-break/></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11T09:20:23.288000000</dc:date>
    <meta:editing-duration>P4DT15H22M56S</meta:editing-duration>
    <meta:editing-cycles>45</meta:editing-cycles>
    <meta:document-statistic meta:table-count="0" meta:image-count="0" meta:object-count="0" meta:page-count="1" meta:paragraph-count="26" meta:word-count="1076" meta:character-count="1976" meta:non-whitespace-character-count="1898"/>
  </office:meta>
</office:document-meta>
</file>